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春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曲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 office:value-type="string" calcext:value-type="string">
            <text:p>熙</text:p>
          </table:table-cell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 office:value-type="string" calcext:value-type="string">
            <text:p>麻</text:p>
          </table:table-cell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周</text:p>
          </table:table-cell>
          <table:table-cell table:style-name="ce8"/>
          <table:table-cell table:style-name="ce11"/>
          <table:table-cell table:style-name="ce4"/>
          <table:table-cell table:style-name="ce2"/>
          <table:table-cell table:style-name="ce8" office:value-type="string" calcext:value-type="string">
            <text:p>尞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原</text:p>
          </table:table-cell>
          <table:table-cell table:style-name="ce8" office:value-type="string" calcext:value-type="string">
            <text:p>𠂢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29" office:value-type="string" calcext:value-type="string">
            <text:p>全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/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云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 office:value-type="string" calcext:value-type="string">
            <text:p>玉</text:p>
          </table:table-cell>
          <table:table-cell table:style-name="ce8" office:value-type="string" calcext:value-type="string">
            <text:p>勿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卯</text:p>
          </table:table-cell>
          <table:table-cell table:style-name="ce16" office:value-type="string" calcext:value-type="string">
            <text:p>半</text:p>
          </table:table-cell>
          <table:table-cell table:style-name="ce11" office:value-type="string" calcext:value-type="string">
            <text:p>七</text:p>
          </table:table-cell>
        </table:table-row>
        <table:table-row table:style-name="ro1">
          <table:table-cell table:style-name="ce3" office:value-type="string" calcext:value-type="string">
            <text:p>坴</text:p>
          </table:table-cell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岡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 office:value-type="string" calcext:value-type="string">
            <text:p>灰</text:p>
          </table:table-cell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益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永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/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皇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分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襄</text:p>
          </table:table-cell>
          <table:table-cell table:style-name="ce8" office:value-type="string" calcext:value-type="string">
            <text:p>睘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 office:value-type="string" calcext:value-type="string">
            <text:p>卒</text:p>
          </table:table-cell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 office:value-type="string" calcext:value-type="string">
            <text:p>焉</text:p>
          </table:table-cell>
          <table:table-cell table:style-name="ce9" office:value-type="string" calcext:value-type="string">
            <text:p>廌</text:p>
          </table:table-cell>
          <table:table-cell table:style-name="ce12" office:value-type="string" calcext:value-type="string">
            <text:p>舄</text:p>
          </table:table-cell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壳</text:p>
          </table:table-cell>
          <table:table-cell table:style-name="ce11" office:value-type="string" calcext:value-type="string">
            <text:p>吾</text:p>
          </table:table-cell>
          <table:table-cell table:style-name="ce19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 office:value-type="string" calcext:value-type="string">
            <text:p>吳</text:p>
          </table:table-cell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尤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庚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 office:value-type="string" calcext:value-type="string">
            <text:p>叕</text:p>
          </table:table-cell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蜀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 office:value-type="string" calcext:value-type="string">
            <text:p>禸</text:p>
          </table:table-cell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 office:value-type="string" calcext:value-type="string">
            <text:p>卬</text:p>
          </table:table-cell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21:36:40.032429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9T21:38:38.491307454</dc:date>
    <meta:editing-duration>P4DT17H42M13S</meta:editing-duration>
    <meta:editing-cycles>1735</meta:editing-cycles>
    <meta:generator>LibreOffice/26.2.1.2$Linux_X86_64 LibreOffice_project/620$Build-2</meta:generator>
    <meta:document-statistic meta:table-count="1" meta:cell-count="671" meta:object-count="0"/>
  </office:meta>
</office:document-meta>
</file>